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withoutfill">
      <style:graphic-properties draw:stroke-dash="Fine_20_Dashed" svg:stroke-width="0.05cm" draw:fill="none" draw:textarea-vertical-align="middle" fo:padding-top="0.15cm" fo:padding-bottom="0.15cm" fo:padding-left="0.275cm" fo:padding-right="0.275cm"/>
    </style:style>
    <style:style style:name="gr2" style:family="graphic" style:parent-style-name="objectwithoutfill">
      <style:graphic-properties draw:stroke-dash="Fine_20_Dashed" svg:stroke-width="0.05cm" draw:fill="none" draw:textarea-vertical-align="middle" fo:padding-top="0.15cm" fo:padding-bottom="0.15cm" fo:padding-left="0.275cm" fo:padding-right="0.275cm"/>
    </style:style>
    <style:style style:name="gr3" style:family="graphic" style:parent-style-name="objectwithoutfill">
      <style:graphic-properties draw:stroke="solid" draw:stroke-dash="Fine_20_Dashed" svg:stroke-width="0.05cm" draw:fill="none" draw:textarea-vertical-align="middle" fo:padding-top="0.15cm" fo:padding-bottom="0.15cm" fo:padding-left="0.275cm" fo:padding-right="0.275cm"/>
    </style:style>
    <style:style style:name="gr4" style:family="graphic" style:parent-style-name="objectwithoutfill">
      <style:graphic-properties draw:stroke="dash" draw:stroke-dash="Fine_20_Dashed" svg:stroke-width="0.03cm" draw:marker-start-width="0.17cm" draw:marker-end-width="0.17cm" draw:fill="none" draw:textarea-vertical-align="middle" fo:padding-top="0.14cm" fo:padding-bottom="0.14cm" fo:padding-left="0.265cm" fo:padding-right="0.265cm"/>
    </style:style>
    <style:style style:name="gr5" style:family="graphic" style:parent-style-name="measure">
      <style:graphic-properties draw:stroke-dash="Fine_20_Dashed" svg:stroke-width="0.03cm" draw:marker-start-width="0.245cm" draw:marker-end-width="0.245cm" draw:textarea-vertical-align="middle"/>
    </style:style>
    <style:style style:name="gr6" style:family="graphic" style:parent-style-name="standard">
      <style:graphic-properties draw:stroke="none" draw:stroke-dash="Fine_20_Dashed" svg:stroke-width="0.05cm" svg:stroke-color="#000000" draw:fill="none" draw:fill-color="#ffffff" fo:min-height="0.473cm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paragraph-properties fo:text-align="end"/>
      <style:text-properties fo:font-size="10pt" style:font-size-asian="10pt" style:font-size-complex="10pt"/>
    </style:style>
    <style:style style:name="P3" style:family="paragraph">
      <style:paragraph-properties fo:text-align="center"/>
      <style:text-properties fo:font-size="10pt" style:font-size-asian="10pt" style:font-size-complex="10pt"/>
    </style:style>
    <style:style style:name="P4" style:family="paragraph"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0.7cm" svg:y1="3.291cm" svg:x2="1.482cm" svg:y2="3.291cm">
          <text:p/>
        </draw:line>
        <draw:line draw:style-name="gr1" draw:text-style-name="P1" draw:layer="layout" svg:x1="1.482cm" svg:y1="2.432cm" svg:x2="1.482cm" svg:y2="3.291cm">
          <text:p/>
        </draw:line>
        <draw:line draw:style-name="gr1" draw:text-style-name="P1" draw:layer="layout" svg:x1="2.264cm" svg:y1="2.432cm" svg:x2="1.482cm" svg:y2="2.432cm">
          <text:p/>
        </draw:line>
        <draw:line draw:style-name="gr1" draw:text-style-name="P1" draw:layer="layout" svg:x1="2.264cm" svg:y1="3.291cm" svg:x2="2.264cm" svg:y2="2.432cm">
          <text:p/>
        </draw:line>
        <draw:line draw:style-name="gr1" draw:text-style-name="P1" draw:layer="layout" svg:x1="6.173cm" svg:y1="3.291cm" svg:x2="2.264cm" svg:y2="3.291cm">
          <text:p/>
        </draw:line>
        <draw:line draw:style-name="gr1" draw:text-style-name="P1" draw:layer="layout" svg:x1="6.173cm" svg:y1="2.432cm" svg:x2="6.173cm" svg:y2="3.291cm">
          <text:p/>
        </draw:line>
        <draw:line draw:style-name="gr1" draw:text-style-name="P1" draw:layer="layout" svg:x1="6.955cm" svg:y1="2.432cm" svg:x2="6.173cm" svg:y2="2.432cm">
          <text:p/>
        </draw:line>
        <draw:line draw:style-name="gr1" draw:text-style-name="P1" draw:layer="layout" svg:x1="6.955cm" svg:y1="3.291cm" svg:x2="6.955cm" svg:y2="2.432cm">
          <text:p/>
        </draw:line>
        <draw:line draw:style-name="gr2" draw:text-style-name="P2" draw:layer="layout" svg:x1="6.955cm" svg:y1="3.291cm" svg:x2="7.737cm" svg:y2="3.291cm">
          <text:p text:style-name="P2"><text:span text:style-name="T1"><text:s text:c="36"/></text:span><text:span text:style-name="T1">Ordinary output</text:span></text:p>
        </draw:line>
        <draw:line draw:style-name="gr1" draw:text-style-name="P1" draw:layer="layout" svg:x1="0.7cm" svg:y1="5.008cm" svg:x2="1.482cm" svg:y2="5.008cm">
          <text:p/>
        </draw:line>
        <draw:line draw:style-name="gr1" draw:text-style-name="P1" draw:layer="layout" svg:x1="1.482cm" svg:y1="5.867cm" svg:x2="1.482cm" svg:y2="5.008cm">
          <text:p/>
        </draw:line>
        <draw:line draw:style-name="gr1" draw:text-style-name="P1" draw:layer="layout" svg:x1="2.264cm" svg:y1="5.867cm" svg:x2="1.482cm" svg:y2="5.867cm">
          <text:p/>
        </draw:line>
        <draw:line draw:style-name="gr1" draw:text-style-name="P1" draw:layer="layout" svg:x1="2.264cm" svg:y1="5.008cm" svg:x2="2.264cm" svg:y2="5.867cm">
          <text:p/>
        </draw:line>
        <draw:line draw:style-name="gr1" draw:text-style-name="P1" draw:layer="layout" svg:x1="6.173cm" svg:y1="5.008cm" svg:x2="2.264cm" svg:y2="5.008cm">
          <text:p/>
        </draw:line>
        <draw:line draw:style-name="gr1" draw:text-style-name="P1" draw:layer="layout" svg:x1="6.173cm" svg:y1="5.867cm" svg:x2="6.173cm" svg:y2="5.008cm">
          <text:p/>
        </draw:line>
        <draw:line draw:style-name="gr1" draw:text-style-name="P1" draw:layer="layout" svg:x1="6.955cm" svg:y1="5.867cm" svg:x2="6.173cm" svg:y2="5.867cm">
          <text:p/>
        </draw:line>
        <draw:line draw:style-name="gr1" draw:text-style-name="P1" draw:layer="layout" svg:x1="6.955cm" svg:y1="5.008cm" svg:x2="6.955cm" svg:y2="5.867cm">
          <text:p/>
        </draw:line>
        <draw:line draw:style-name="gr3" draw:text-style-name="P2" draw:layer="layout" svg:x1="6.955cm" svg:y1="5.008cm" svg:x2="7.737cm" svg:y2="5.008cm">
          <text:p text:style-name="P2"><text:span text:style-name="T1"><text:s text:c="35"/></text:span><text:span text:style-name="T1">Inverted Otupt</text:span></text:p>
        </draw:line>
        <draw:line draw:style-name="gr4" draw:text-style-name="P1" draw:layer="layout" svg:x1="2.264cm" svg:y1="2.947cm" svg:x2="2.264cm" svg:y2="8.1cm">
          <text:p/>
        </draw:line>
        <draw:line draw:style-name="gr4" draw:text-style-name="P1" draw:layer="layout" svg:x1="6.955cm" svg:y1="2.947cm" svg:x2="6.955cm" svg:y2="8.1cm">
          <text:p/>
        </draw:line>
        <draw:measure draw:style-name="gr5" draw:text-style-name="P3" draw:layer="measurelines" svg:x1="2.264cm" svg:y1="8.186cm" svg:x2="6.954cm" svg:y2="8.186cm">
          <text:p text:style-name="P3"><text:span text:style-name="T1">Period</text:span></text:p>
        </draw:measure>
        <draw:line draw:style-name="gr4" draw:text-style-name="P1" draw:layer="layout" svg:x1="6.173cm" svg:y1="5.266cm" svg:x2="6.173cm" svg:y2="1.058cm">
          <text:p/>
        </draw:line>
        <draw:frame draw:style-name="gr6" draw:text-style-name="P4" draw:layer="layout" svg:width="4.3cm" svg:height="0.773cm" svg:x="4.9cm" svg:y="0.5cm">
          <draw:text-box>
            <text:p text:style-name="P4"><text:span text:style-name="T1">Compare match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nb" fo:country="NO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1cm" fo:page-height="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12-18T10:57:45.62</meta:creation-date>
    <dc:date>2013-01-02T13:08:00.81</dc:date>
    <meta:editing-duration>PT16M29S</meta:editing-duration>
    <meta:editing-cycles>4</meta:editing-cycles>
    <meta:generator>OpenOffice.org/3.4.1$Win32 OpenOffice.org_project/341m1$Build-9593</meta:generator>
    <meta:document-statistic meta:object-count="23"/>
  </office:meta>
</office:document-meta>
</file>